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9-20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9-19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9-18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9-17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9-16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9-15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9-14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9-13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9-12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9-11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9-10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9-09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9-08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9-07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9-06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9-05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9-04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9-03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9-02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9-01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8-31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8-30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8-29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8-28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8-27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8-26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8-25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8-24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8-23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8-22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8-21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8-20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8-19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8-18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8-17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8-16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8-15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8-14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8-13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8-12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8-11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8-10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8-09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8-08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8-07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8-06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8-05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8-04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8-03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8-02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8-01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7-31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7-30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7-29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7-28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7-27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7-26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7-25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7-24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7-23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7-22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7-21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7-20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7-19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7-18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7-17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7-16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7-15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7-14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7-13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7-12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7-11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7-10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7-09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7-08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7-07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7-06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7-05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7-04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7-03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7-02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7-01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6-30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6-29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6-28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6-27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6-26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6-25 04:5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6-24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6-23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6-22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6-21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6-20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6-19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6-18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6-17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6-16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6-15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6-14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6-13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6-12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6-11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6-10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6-09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6-08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6-07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6-06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6-05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6-04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6-03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6-02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6-01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5-31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5-30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5-29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5-28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5-27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5-26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5-25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5-24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5-23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5-22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5-21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5-20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5-19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5-18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5-17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5-16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5-15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5-14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5-13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5-12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5-11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5-10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5-09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5-08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5-07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5-06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5-05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5-04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5-03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5-02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5-01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4-30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4-29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4-28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4-27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4-26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4-25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4-24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4-23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4-22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4-21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4-20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4-19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4-18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4-17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4-16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4-15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4-14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4-13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4-12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4-11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4-10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4-09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4-08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4-07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4-06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4-05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4-04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4-03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4-02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4-01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3-31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3-30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3-29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3-28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3-27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3-26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3-25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3-24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3-23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3-22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3-21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3-20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3-19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3-18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3-17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3-16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3-15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3-14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3-13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3-12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3-11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3-10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3-09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3-08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3-07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3-06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3-05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3-04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3-03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3-02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3-01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2-28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2-27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2-26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2-25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2-24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2-23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2-22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2-21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2-20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2-19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2-18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2-17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2-16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2-15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2-14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2-13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2-12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2-11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2-10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2-09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2-08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2-07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2-06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2-05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2-04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2-03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2-02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2-01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1-31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1-30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1-29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1-28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1-27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1-26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1-25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1-24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1-23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1-22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1-21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1-20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1-19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1-18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1-17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1-16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1-15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1-14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1-13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1-12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1-11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1-10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1-09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1-08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1-07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1-06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1-05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1-04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1-03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1-02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1-01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0-12-31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0-12-30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0-12-29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0-12-28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0-12-27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0-12-26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0-12-25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0-12-24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0-12-23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0-12-22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0-12-21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0-12-20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0-12-19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0-12-18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0-12-17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0-12-16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0-12-15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0-12-14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0-12-13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0-12-12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0-12-11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0-12-10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0-12-09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0-12-08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0-12-07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0-12-06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0-12-05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0-12-04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0-12-03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0-12-02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0-12-01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0-11-30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0-11-29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0-11-28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0-11-27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0-11-26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0-11-25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0-11-24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0-11-23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11-22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11-21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11-20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11-19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11-18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11-17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11-16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11-15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11-14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11-13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11-12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11-11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11-10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11-09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11-08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11-07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11-06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11-05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11-04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11-03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11-02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11-01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10-31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10-30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10-29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10-28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10-27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10-26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10-25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10-24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10-23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10-22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10-21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10-20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10-19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10-18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10-17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10-16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10-15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10-14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10-13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10-12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10-11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10-10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10-09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10-08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10-07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10-06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10-05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10-04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10-03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10-02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10-01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9-30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9-29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9-28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9-27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9-26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9-25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9-24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9-23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9-22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9-21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9-20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9-19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9-18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9-17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9-16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9-15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9-14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9-13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9-12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9-11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9-10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9-09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9-08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9-07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9-06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9-05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9-04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9-03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9-02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9-01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8-31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8-30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8-29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8-28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8-27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8-26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8-25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8-24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8-23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8-22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8-21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8-20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8-19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8-18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8-17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8-16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8-15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8-14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8-13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8-12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8-11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8-10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8-09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8-08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8-07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8-06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8-05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8-04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8-03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8-02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8-01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7-31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7-30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7-29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7-28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7-27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7-26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7-25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7-24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7-23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7-22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7-21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7-20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7-19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7-18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7-17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7-16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7-15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7-14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7-13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7-12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7-11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7-10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7-09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7-08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7-07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7-06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7-05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7-04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7-03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7-02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7-01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6-30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6-29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6-28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6-27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6-26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6-25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6-24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6-23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6-22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6-21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6-20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6-19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6-18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6-17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6-16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6-15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6-14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6-13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6-12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6-11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6-10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6-09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6-08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6-07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6-06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6-05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6-04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6-03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6-02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6-01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5-31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5-30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5-29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5-28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5-27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5-26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5-25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5-24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5-23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5-22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5-21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5-20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5-19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5-18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5-17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5-16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5-15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5-14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5-13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5-12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5-11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5-10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5-09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5-08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5-07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5-06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5-05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5-04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5-03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5-02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5-01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4-30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4-29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4-28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4-27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4-26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4-25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4-24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4-23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4-22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4-21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4-20 04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4-19 04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4-18 04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4-17 04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4-16 04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4-15 04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4-14 04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4-13 04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4-12 04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4-11 04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4-10 04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4-09 04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4-08 04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4-07 04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4-06 04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4-05 04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4-04 04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4-03 04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4-02 04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4-01 04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3-31 04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3-30 04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3-29 04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3-28 04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3-27 04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3-26 04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3-25 04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3-24 04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3-23 04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3-22 04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3-21 04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3-20 04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3-19 04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3-18 04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3-17 04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3-16 04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3-15 04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3-14 04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3-13 04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3-12 04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3-11 04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3-10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3-09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3-08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3-07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3-06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3-05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3-04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3-03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3-02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3-01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2-28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2-27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2-26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2-25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2-24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2-23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2-22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2-21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2-20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2-19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2-18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2-17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2-16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2-15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2-14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2-13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2-12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2-11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2-10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2-09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2-08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2-07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2-06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2-05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2-04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2-03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2-02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2-01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1-31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1-30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1-29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1-28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1-27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1-26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1-25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1-24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1-23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1-22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1-21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1-20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1-19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1-18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1-17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1-16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1-15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1-14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1-13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1-12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1-11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1-10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1-09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1-08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1-07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1-06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1-05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1-04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1-03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1-02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1-01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2-31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2-30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2-29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2-28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2-27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2-26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2-25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2-24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2-23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2-22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2-21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2-20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2-19 03:4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2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2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2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2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1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1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1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1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1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1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1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1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1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1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1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1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1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1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1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1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1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1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1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1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1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1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1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1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1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1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1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1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1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1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0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0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0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0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0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0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0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0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0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0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0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0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0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0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0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0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0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0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0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0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0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0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0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0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0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0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0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0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0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0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10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9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9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9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9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9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9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9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9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9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9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9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9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9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9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9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9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9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9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9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9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9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9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9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9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9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9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9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9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9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9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8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8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8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8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8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8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8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8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8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8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8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8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8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8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8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8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8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8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8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8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8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8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8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8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8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8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8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8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8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8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8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7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7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7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7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7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7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7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7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7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7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7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7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7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7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7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7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7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7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7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7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7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7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7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7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7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7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7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7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7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7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7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6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6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6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6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6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6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6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6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6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6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6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6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6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6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6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6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6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6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6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6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6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6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6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6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6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6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6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6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6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6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5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5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5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5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5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5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5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5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5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5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5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5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5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5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5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5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5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5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5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5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5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5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5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5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5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5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5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5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5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5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5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4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4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4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4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4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4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4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4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4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4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4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4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4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4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4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4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4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4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4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4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4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4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4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4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4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4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4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4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4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4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3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3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3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3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3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3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3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3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3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3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3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3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3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3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3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3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3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3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3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3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3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3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3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3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3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3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3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3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3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3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3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2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2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2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2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2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2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2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2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2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2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2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2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2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2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2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2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2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2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2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2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2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2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2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2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2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2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2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2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1-3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1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1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1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1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1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1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1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1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1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1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1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1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1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1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1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1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1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1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1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1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1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1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1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1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1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1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1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1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1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1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2-3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2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2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2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2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2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2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2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2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2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2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2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2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2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2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2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2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2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2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2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2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2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2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2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2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2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2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2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2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2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2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1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1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1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1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1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1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1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1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1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1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1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1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1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1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1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1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1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1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1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1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1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1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1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1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1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1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1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1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1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1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0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0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0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0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0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0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0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0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0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0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0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0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0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0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0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0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0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0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0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0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0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0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0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0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0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0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0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0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0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0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10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9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9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9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9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9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9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9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9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9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9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9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9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9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9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9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9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9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9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9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9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9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9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9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9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9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9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9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9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9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9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8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8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8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8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8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8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8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8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8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8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8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8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8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8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8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8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8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8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8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8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8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8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8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8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8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8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8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8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8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8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7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7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7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7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7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7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7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7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7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7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7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7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7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7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7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7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7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7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7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7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7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7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7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7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7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7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7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7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7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7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7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6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6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6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6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6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6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6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6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6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6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6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6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6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6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6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6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6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6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6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6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6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6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6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6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6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6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6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6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6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6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5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5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5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5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5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5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5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5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5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5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5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5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5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5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5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5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5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5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5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5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5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5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5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5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5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5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5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5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5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5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5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4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4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4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4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4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4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4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4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4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4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4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4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4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4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4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4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4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4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4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4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4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4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4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4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4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4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4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4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4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4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3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3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3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3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3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3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3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3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3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3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3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3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3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3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3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3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3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3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3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3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3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3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3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3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3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3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3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3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3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3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3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2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2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2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2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2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2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2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2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2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2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2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2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2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2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2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2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2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2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2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2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2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2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2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2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2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2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2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2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1-3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1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1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1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1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1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1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1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1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1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1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1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1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1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1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1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1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1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1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1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1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1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1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1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1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1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1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1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1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1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1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2-3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2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2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2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2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2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2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2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2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2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2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2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2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2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2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2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2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2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2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2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2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2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2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2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2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2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2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2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2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2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2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1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1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1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1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1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1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1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1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1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1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1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1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1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1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1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1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1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1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1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1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1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1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1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1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1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1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1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1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1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1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0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0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0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0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0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0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0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0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0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0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0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0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0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0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0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0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0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0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0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0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0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0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0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0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0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0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0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0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0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0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10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9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9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9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9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9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9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9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9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9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9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9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9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9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9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9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9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9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9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9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9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9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9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9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9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9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9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9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9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9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9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8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8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8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8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8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8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8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8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8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8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8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8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8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8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8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8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8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8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8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8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8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8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8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8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8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8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8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8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8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8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8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7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7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7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7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7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7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7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7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7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7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7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7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7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7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7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7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7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7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7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7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7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7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7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7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7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7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7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7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7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7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7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6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6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6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6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6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6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6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6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6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6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6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6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6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6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6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6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6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6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6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6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6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6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6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6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6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6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6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6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6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6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5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5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5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5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5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5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5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5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5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5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5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5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5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5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5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5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5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5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5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5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5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5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5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5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5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5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5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5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5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5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5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4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4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4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4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4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4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4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4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4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4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4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4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4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4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4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4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4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4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4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4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4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4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4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4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4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4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4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4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4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4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3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3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3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3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3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3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3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3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3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3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3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3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3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3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3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3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3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3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3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3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3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3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3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3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3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3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3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3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3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3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3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2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2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2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2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2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2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2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2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2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2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2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2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2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2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2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2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2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2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2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2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2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2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2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2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2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2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2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2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2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1-3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1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1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1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1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1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1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1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1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1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1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1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1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1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1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1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1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1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1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1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1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1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1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1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1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1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1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1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1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1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6-01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2-3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2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2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2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2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2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2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2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2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2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2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2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2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2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2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2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2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2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2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2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2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2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2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2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2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2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2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2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2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2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2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1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1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1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1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1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1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1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1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1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1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1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1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1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1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1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1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1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1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1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1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1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1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1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1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1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1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1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1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1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1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0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0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0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0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0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0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0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0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0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0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0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0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0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0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0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0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0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0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0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0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0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0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0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0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0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0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0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0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0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0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10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9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9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9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9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9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9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9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9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9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9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9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9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9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9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9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9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9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9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9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9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9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9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9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9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9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9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9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9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9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9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8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8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8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8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8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8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8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8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8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8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8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8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8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8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8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8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8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8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8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8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8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8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8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8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8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8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8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8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8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8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8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7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7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7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7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7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7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7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7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7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7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7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7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7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7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7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7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7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7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7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7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7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7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7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7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7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7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7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7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7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7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7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6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6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6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6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6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6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6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6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6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6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6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6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6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6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6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6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6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6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6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6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6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6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6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6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6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6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6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6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6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6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5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5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5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5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5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5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5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5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5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5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5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5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5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5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5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5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5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5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5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5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5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5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5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5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5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5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5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5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5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5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5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4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4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4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4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4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4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4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4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4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4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4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4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4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4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4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4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4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4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4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4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4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4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4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4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4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4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4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4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4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4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3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3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3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3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3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3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3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3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3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3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3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3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3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3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3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3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3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3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3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3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3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3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3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3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3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3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3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3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3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3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3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2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2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2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2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2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2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2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2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2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2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2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2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2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2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2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2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2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2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2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2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2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2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2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2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2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2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2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2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1-3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1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1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1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1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1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1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1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1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1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1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1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1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1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1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1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1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1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1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1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1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1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1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1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1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1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1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1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1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1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5-01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2-3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2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2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2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2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2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2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2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2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2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2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2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2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2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2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2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2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2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2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2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2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2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2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2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2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2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2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2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2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2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2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1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1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1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1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1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1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1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1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1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1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1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1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1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1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1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1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1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1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1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1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1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1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1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1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1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1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1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1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1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1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0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0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0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0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0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0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0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0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0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0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0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0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0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0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0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0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0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0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0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0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0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0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0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0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0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0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0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0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0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0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10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9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9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9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9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9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9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9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9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9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9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9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9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9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9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9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9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9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9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9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9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9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9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9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9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9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9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9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9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9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9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8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8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8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8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8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8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8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8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8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8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8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8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8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8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8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8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8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8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8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8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8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8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8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8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8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8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8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8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8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8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8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7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7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7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7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7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7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7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7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7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7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7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7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7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7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7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7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7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7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7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7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7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7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7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7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7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7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7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7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7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7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7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6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6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6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6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6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6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6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6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6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6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6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6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6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6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6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6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6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6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6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6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6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6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6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6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6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6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6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6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6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6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5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5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5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5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5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5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5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5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5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5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5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5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5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5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5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5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5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5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5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5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5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5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5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5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5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5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5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5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5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5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5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4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4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4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4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4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4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4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4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4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4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4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4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4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4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4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4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4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4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4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4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4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4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4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4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4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4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4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4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4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4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3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3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3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3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3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3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3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3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3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3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3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3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3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3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3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3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3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3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3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3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3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3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3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3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3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3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3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3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3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3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3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2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2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2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2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2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2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2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2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2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2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2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2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2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2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2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2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2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2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2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2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2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2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2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2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2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2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2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2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1-3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1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1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1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1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1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1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1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1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1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1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1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1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1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1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1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1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1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1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1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1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1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1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1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1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1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1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1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1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1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4-01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2-3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2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2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2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2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2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2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2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2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2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2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2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2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2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2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2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2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2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2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2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2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2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2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2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2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2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2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2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2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2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2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1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1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1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1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1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1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1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1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1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1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1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1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1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1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1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1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1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1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1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1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1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1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1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1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1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1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1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1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1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1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0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0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0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0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0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0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0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0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0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0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0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0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0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0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0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0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0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0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0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0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0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0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0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0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0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0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0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0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0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0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10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9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9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9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9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9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9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9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9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9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9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9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9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9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9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9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9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9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9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9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9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9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9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9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9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9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9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9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9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9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9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8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8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8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8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8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8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8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8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8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8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8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8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8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8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8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8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8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8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8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8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8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8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8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8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8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8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8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8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8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8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8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7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7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7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7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7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7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7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7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7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7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7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7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7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7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7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7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7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7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7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7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7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7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7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7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7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7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7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7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7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7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7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6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6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6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6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6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6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6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6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6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6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6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6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6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6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6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6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6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6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6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6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6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6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6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6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6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6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6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6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6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6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5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5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5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5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5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5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5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5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5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5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5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5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5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5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5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5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5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5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5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5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5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5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5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5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5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5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5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5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5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5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5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4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4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4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4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4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4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4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4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4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4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4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4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4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4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4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4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4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4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2-20 04:02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2-19 04:02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2-18 04:02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2-17 04:02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2-16 04:02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2-15 04:02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2-14 04:02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2-13 04:02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2-12 04:02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2-11 04:02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2-10 04:02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2-09 04:02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2-08 04:02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2-07 04:02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2-06 04:02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2-05 04:02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2-04 04:02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2-03 04:02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2-02 04:02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2-01 04:02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1-31 04:02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1-30 04:02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1-29 04:02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1-28 04:02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1-27 04:02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1-26 04:02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1-25 04:02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1-24 04:02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1-23 04:02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1-22 04:02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1-21 04:02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1-20 04:02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1-19 04:02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1-18 04:02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1-17 04:02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1-16 04:02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1-15 04:02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1-14 04:02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1-13 04:02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1-12 04:02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1-11 04:02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1-10 04:02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1-09 04:02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1-08 04:02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1-07 04:02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1-06 04:02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1-05 04:02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1-04 04:02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1-03 04:02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1-02 04:02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3-01-01 04:02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2-31 04:02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2-30 04:02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2-29 04:02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2-28 04:02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2-27 04:02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2-26 04:02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2-25 04:02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2-24 04:02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2-23 04:02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2-22 04:02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2-21 04:02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2-20 04:02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2-19 04:02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2-18 04:02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2-17 04:02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2-16 04:02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2-15 04:02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2-14 04:02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2-13 04:02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2-12 04:02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2-11 04:02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2-10 04:02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2-09 04:02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2-08 04:0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2-07 04:0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2-06 04:0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2-05 04:0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2-04 04:0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2-03 04:0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2-02 04:0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2-01 04:0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1-30 04:02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1-29 04:02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1-28 04:02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1-27 04:02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1-26 04:02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1-25 04:02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1-24 04:02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1-23 04:02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1-22 04:02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1-21 04:02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1-20 04:02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1-19 04:02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1-18 04:02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1-17 04:02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1-16 04:02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1-15 04:02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1-14 04:02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1-13 04:0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1-12 04:0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1-11 04:0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1-10 04:0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1-09 04:0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1-08 04:0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1-07 04:0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1-06 04:0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1-05 04:02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1-04 04:02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1-03 04:02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1-02 04:02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1-01 04:02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0-31 04:02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0-30 04:02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0-29 04:02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0-28 04:02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0-27 04:02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0-26 04:02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0-25 04:02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0-24 04:02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0-23 04:02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0-22 04:02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0-21 04:02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0-20 04:02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0-19 04:02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0-18 04:02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0-17 04:02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0-16 04:02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0-15 04:02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0-14 04:02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0-13 04:02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0-12 04:02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0-11 04:02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0-10 04:02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0-09 04:02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0-08 04:02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0-07 04:02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0-06 04:02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0-05 04:02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0-04 04:02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0-03 04:02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0-02 04:02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10-01 04:02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9-30 04:02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9-29 04:02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9-28 04:02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9-27 04:02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9-26 04:02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9-25 04:02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9-24 04:02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9-23 04:02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9-22 04:02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9-21 04:02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9-20 04:02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9-19 04:02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9-18 04:02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9-17 04:02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9-16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9-15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9-14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9-13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9-12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9-1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9-10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9-09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9-08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9-07 04:02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9-06 04:02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9-05 04:02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9-04 04:02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9-03 04:02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9-02 04:02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9-01 04:02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8-31 04:02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8-30 04:02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8-29 04:02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8-28 04:02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8-27 04:02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8-26 04:02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8-25 04:02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8-24 04:02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8-23 04:02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8-22 04:02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8-21 04:02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8-20 04:02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8-19 04:02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8-18 04:02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8-17 04:02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8-16 04:02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8-15 04:02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8-14 04:02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8-13 04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8-12 04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8-11 04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8-10 04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8-09 04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8-08 04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8-07 04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8-06 04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8-05 04:01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8-04 04:01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8-03 04:01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8-02 04:01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8-01 04:01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7-31 04:01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7-30 04:01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7-29 04:01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7-28 04:01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7-27 04:01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7-26 04:01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7-25 04:01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7-24 04:01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7-23 04:01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7-22 04:01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7-21 04:01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7-20 04:01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7-19 04:01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7-18 04:01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7-17 04:01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7-16 04:01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7-15 04:01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7-14 04:01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7-13 04:01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7-12 04:01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7-11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7-10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7-09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7-08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7-07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7-06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7-05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7-04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7-03 04:01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7-02 04:01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7-01 04:01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6-30 04:01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6-29 04:01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6-28 04:01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6-27 04:01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6-26 04:01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6-25 04:01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6-24 04:01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6-23 04:01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6-22 04:01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6-21 04:01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6-20 04:01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6-19 04:01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6-18 04:01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6-17 04:01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6-16 04:01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6-15 04:01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6-14 04:01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6-13 04:01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6-12 04:01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6-11 04:01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6-10 04:01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6-09 04:01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6-08 04:01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6-07 04:01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6-06 04:01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6-05 04:01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6-04 04:01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6-03 04:01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6-02 04:01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6-01 04:01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5-31 04:01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5-30 04:01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5-29 04:01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5-28 04:01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5-27 04:01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5-26 04:01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5-25 04:01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5-24 04:01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5-23 04:01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5-22 04:01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5-21 04:01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5-20 04:01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5-19 04:01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5-18 04:01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5-17 04:01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5-16 04:01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5-15 04:01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5-14 04:01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5-13 04:01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5-12 04:01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5-11 04:01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5-10 04:01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5-09 04:01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5-08 04:01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5-07 04:01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5-06 04:01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5-05 04:01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5-04 04:01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5-03 04:01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5-02 04:01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5-01 04:01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4-30 04:01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4-29 04:01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4-28 04:01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4-27 04:01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4-26 04:01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4-25 04:01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4-24 04:01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4-23 04:01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4-22 04:01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4-21 04:01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4-20 04:01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4-19 04:01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4-18 04:01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4-17 04:01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4-16 04:01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4-15 04:01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4-14 04:01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4-13 04:01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4-12 04:01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4-11 04:01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4-10 04:01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4-09 04:01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4-08 04:01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4-07 04:01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4-06 04:01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4-05 04:01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4-04 04:01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4-03 04:01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4-02 04:01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4-01 04:01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3-31 04:01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3-30 04:01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3-29 04:01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3-28 04:01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3-27 04:01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3-26 04:01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3-25 04:01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3-24 04:01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3-23 04:01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3-22 04:01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3-21 04:01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3-20 04:01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3-19 04:01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3-18 04:01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3-17 04:01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3-16 04:01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3-15 04:01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3-14 04:01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3-13 04:01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3-12 04:01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3-11 04:01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3-10 04:01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3-09 04:01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3-08 04:01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3-07 04:01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3-06 04:01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3-05 04:01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3-04 04:01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3-03 04:01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3-02 04:01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3-01 04:01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2-29 04:01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2-28 04:01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2-27 04:01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2-26 04:01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2-25 04:01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2-24 04:01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2-23 04:01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2-22 04:01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2-21 04:01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2-20 04:01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2-19 04:01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2-18 04:01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2-17 04:01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2-16 04:01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2-15 04:01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2-14 04:01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2-13 04:01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2-12 04:01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2-11 04:01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2-10 04:01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2-09 04:01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2-08 04:01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2-07 04:01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2-06 04:01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2-05 04:01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2-04 04:01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2-03 04:01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2-02 04:01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2-01 04:01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1-31 04:01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1-30 04:01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1-29 04:01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1-28 04:01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1-27 04:01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1-26 04:01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1-25 04:01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1-24 04:01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1-23 04:01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1-22 04:01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1-21 04:01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1-20 04:01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1-19 04:01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1-18 04:01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1-17 04:01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1-16 04:01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1-15 04:01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1-14 04:01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1-13 04:01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1-12 04:01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1-11 04:01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1-10 04:0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1-09 04:0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1-08 04:0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1-07 04:0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1-06 04:0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1-05 04:0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1-04 04:0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1-03 04:0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1-02 04:0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1-01 04:01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2-31 04:01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2-30 04:01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2-29 04:01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2-28 04:01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2-27 04:01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2-26 04:01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2-25 04:01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2-24 04:01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2-23 04:01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2-22 04:01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2-21 04:01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2-20 04:01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2-19 04:01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2-18 04:01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2-17 04:01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2-16 04:01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2-15 04:01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2-14 04:01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2-13 04:01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2-12 04:01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2-11 04:01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2-10 04:01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2-09 04:01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2-08 04:01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2-07 04:0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2-06 04:0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2-05 04:0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2-04 04:0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2-03 04:0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2-02 04:0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2-01 04:0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1-30 04:0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1-29 04:01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1-28 04:01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1-27 04:01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1-26 04:01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1-25 04:01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1-24 04:01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1-23 04:01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1-22 04:01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1-21 04:01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1-20 04:01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1-19 04:01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1-18 04:01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1-17 04:01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1-16 04:01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1-15 04:01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1-14 04:01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1-13 04:01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1-12 04:01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1-11 04:01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1-10 04:01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1-09 04:01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1-08 04:01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1-07 04:01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1-06 04:01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1-05 04:01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1-04 04:01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1-03 04:01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1-02 04:01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1-01 04:01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0-31 04:01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0-30 04:01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0-29 04:01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0-28 04:01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0-27 04:01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0-26 04:01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0-25 04:01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0-24 04:01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0-23 04:01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0-22 04:01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0-21 04:01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0-20 04:01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0-19 04:01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0-18 04:01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0-17 04:01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0-16 04:01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0-15 04:01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0-14 04:01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0-13 04:01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0-12 04:01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0-11 04:01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0-10 04:01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0-09 04:01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0-08 04:01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0-07 04:01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0-06 04:01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0-05 04:01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0-04 04:01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0-03 04:01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0-02 04:01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10-01 04:01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9-30 04:01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9-29 04:01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9-28 04:01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9-27 04:01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9-26 04:01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9-25 04:01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9-24 04:01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9-23 04:01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9-22 04:01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9-21 04:01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9-20 04:01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9-19 04:01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9-18 04:01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9-17 04:01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9-16 04:01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9-15 04:01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9-14 04:01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9-13 04:01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9-12 04:01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9-11 04:01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9-10 04:01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9-09 04:01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9-08 04:01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9-07 04:01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9-06 04:01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9-05 04:01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9-04 04:01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9-03 04:01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9-02 04:01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9-01 04:01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8-31 04:01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8-30 04:01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8-29 04:01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8-28 04:01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8-27 04:01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8-26 04:01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8-25 04:01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8-24 04:01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8-23 04:01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8-22 04:01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8-21 04:01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8-20 04:01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8-19 04:01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8-18 04:01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8-17 04:01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8-16 04:01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8-15 04:01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8-14 04:01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8-13 04:01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8-12 04:01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8-11 04:01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8-10 04:01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8-09 04:01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8-08 04:01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8-07 04:01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8-06 04:01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8-05 04:01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8-04 04:01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8-03 04:01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8-02 04:01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8-01 04:01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7-31 04:01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7-30 04:01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7-29 04:01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7-28 04:01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7-27 04:01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7-26 04:01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7-25 04:01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7-24 04:01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7-23 04:01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7-22 04:01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7-21 04:01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7-20 04:01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7-19 04:01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7-18 04:01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7-17 04:01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7-16 04:01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7-15 04:01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7-14 04:01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7-13 04:01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7-12 04:01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7-11 04:01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7-10 04:01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7-09 04:01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7-08 04:01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7-07 04:01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7-06 04:01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7-05 04:01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7-04 04:01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7-03 04:01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7-02 04:01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7-01 04:01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6-30 04:01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6-29 04:01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6-28 04:01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6-27 04:01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6-26 04:01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6-25 04:01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6-24 04:01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6-23 04:01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6-22 04:01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6-21 04:01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6-20 04:01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6-19 04:01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6-18 04:01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6-17 04:01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6-16 04:01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6-15 04:01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6-14 04:01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6-13 04:01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6-12 04:01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6-11 04:01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6-10 04:01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6-09 04:01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6-08 04:01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6-07 04:01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6-06 04:01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6-05 04:01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6-04 04:01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6-03 04:01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6-02 04:01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6-01 04:01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5-31 04:01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5-30 04:01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5-29 04:01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5-28 04:01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5-27 04:01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5-26 04:01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5-25 04:01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5-24 04:01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5-23 04:01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5-22 04:01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5-21 04:01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5-20 04:01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5-19 04:01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5-18 04:01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5-17 04:01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5-16 04:01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5-15 04:01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5-14 04:01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5-13 04:01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5-12 04:01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5-11 04:01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5-10 04:01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5-09 04:01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5-08 04:01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5-07 04:01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5-06 04:01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5-05 04:01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5-04 04:01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5-03 04:01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5-02 04:01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5-01 04:01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4-30 04:01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4-29 04:01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4-28 04:01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4-27 04:01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4-26 04:0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4-25 04:0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4-24 04:0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4-23 04:0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4-22 04:0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4-21 04:0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4-20 04:0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4-19 04:0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4-18 04:01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4-17 04:01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4-16 04:01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4-15 04:01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4-14 04:01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4-13 04:01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4-12 04:01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4-11 04:01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4-10 04:01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4-09 04:01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4-08 04:01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4-07 04:01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4-06 04:01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4-05 04:01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4-04 04:01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4-03 04:01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4-02 04:01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4-01 04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3-31 04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3-30 04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3-29 04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3-28 04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3-27 04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3-26 04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3-25 04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3-24 04:00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3-23 04:00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3-22 04:00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3-21 04:00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3-20 04:00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3-19 04:00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3-18 04:00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3-17 04:00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3-16 04:00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3-15 04:00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3-14 04:00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3-13 04:00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3-12 04:00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3-11 04:00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3-10 04:00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3-09 04:00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3-08 04:00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3-07 04:00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3-06 04:00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3-05 04:00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3-04 04:00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3-03 04:00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3-02 04:00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3-01 04:00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2-28 04:00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2-27 04:00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2-26 04:00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2-25 04:00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2-24 04:00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2-23 04:00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2-22 04:00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2-21 04:00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2-20 04:00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2-19 04:00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2-18 04:00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2-17 04:00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2-16 04:00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2-15 04:00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2-14 04:00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2-13 04:00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2-12 04:00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2-11 04:00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2-10 04:00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2-09 04:00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2-08 04:00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2-07 04:00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2-06 04:00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2-05 04:00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2-04 04:00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2-03 04:00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2-02 04:00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2-01 04:00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1-31 04:00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1-30 04:00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1-29 04:00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1-28 04:00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1-27 04:00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1-26 04:00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1-25 04:00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1-24 04:00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1-23 04:00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1-22 04:00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1-21 04:00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1-20 04:00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1-19 04:00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1-18 04:00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1-17 04:00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1-16 04:00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1-15 04:00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1-14 04:00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1-13 04:00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1-12 04:00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1-11 04:00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1-10 04:00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1-09 04:00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1-08 04:00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1-07 04:00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1-06 04:00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1-05 04:00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1-04 04:00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1-03 04:00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1-02 04:00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1-01-01 04:00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2-31 04:00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2-30 04:00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2-29 04:00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2-28 04:00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2-27 04:00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2-26 04:00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2-25 04:00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2-24 04:00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2-23 04:00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2-22 04:00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2-21 04:00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2-20 04:00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2-19 04:00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2-18 04:00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2-17 04:00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2-16 04:00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2-15 04:00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2-14 04:00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2-13 04:00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2-12 04:00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2-11 04:00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2-10 04:00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2-09 04:00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2-08 04:00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2-07 04:00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2-06 04:00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2-05 04:00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2-04 04:00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2-03 04:00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2-02 04:00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2-01 04:00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1-30 04:00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1-29 04:00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1-28 04:00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1-27 04:00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1-26 04:00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1-25 04:00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1-24 04:00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1-23 04:00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1-22 04:00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1-21 04:00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1-20 04:00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1-19 04:00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1-18 04:00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1-17 04:00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1-16 04:00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1-15 04:00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1-14 04:00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1-13 04:00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1-12 04:00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1-11 04:00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1-10 04:00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1-09 04:00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1-08 04:00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1-07 04:00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1-06 04:00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1-05 04:00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1-04 04:00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1-03 04:00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1-02 04:00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1-01 04:00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0-31 04:00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0-30 04:00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0-29 04:00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0-28 04:00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0-27 04:00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0-26 04:00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0-25 04:00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0-24 04:00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0-23 04:00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0-22 04:00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0-21 04:00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0-20 04:00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0-19 04:00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0-18 04:00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0-17 04:00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0-16 04:00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0-15 04:00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0-14 04:00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0-13 04:00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0-12 04:00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0-11 04:00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0-10 04:00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0-09 04:00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0-08 04:00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0-07 04:00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0-06 04:00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0-05 04:00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0-04 04:00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0-03 04:00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0-02 04:00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10-01 04:00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9-30 04:00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9-29 04:00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9-28 04:00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9-27 04:00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9-26 04:00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9-25 04:00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9-24 04:00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9-23 04:00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9-22 04:00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9-21 04:00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9-20 04:00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9-19 04:00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9-18 04:00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9-17 04:00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9-16 04:00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9-15 04:00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9-14 04:00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9-13 04:00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9-12 04:00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9-11 04:00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9-10 04:00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9-09 04:00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9-08 04:00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9-07 04:00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9-06 04:00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9-05 04:00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9-04 04:00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9-03 04:00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9-02 04:00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9-01 04:00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8-31 04:00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8-30 04:00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8-29 04:00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8-28 04:00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8-27 04:00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8-26 04:00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8-25 04:00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8-24 04:00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8-23 04:00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8-22 04:00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8-21 04:00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8-20 04:00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8-19 04:00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8-18 04:00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8-17 04:00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8-16 04:00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8-15 04:00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8-14 04:00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8-13 04:00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8-12 04:00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8-11 04:00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8-10 04:00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8-09 04:00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8-08 04:00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8-07 04:00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8-06 04:00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8-05 04:00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8-04 04:00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8-03 04:00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8-02 04:00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8-01 04:00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7-31 04:00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7-30 04:00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7-29 04:00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7-28 04:00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7-27 04:00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7-26 04:00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7-25 04:00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7-24 04:00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7-23 04:00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7-22 04:00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7-21 04:00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7-20 04:00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7-19 04:00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7-18 04:00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7-17 04:00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7-16 04:00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7-15 04:00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7-14 04:00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7-13 04:00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7-12 04:00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7-11 04:00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7-10 04:00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7-09 04:00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7-08 04:00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7-07 04:00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7-06 04:00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7-05 04:00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7-04 04:00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7-03 04:00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7-02 04:00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7-01 04:00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6-30 04:00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6-29 04:00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6-28 04:00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6-27 04:00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6-26 04:00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6-25 04:00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6-24 04:00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6-23 04:00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6-22 04:00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6-21 04:00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6-20 04:00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6-19 04:00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6-18 04:00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6-17 04:00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6-16 04:00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6-15 04:00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6-14 04:00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6-13 04:00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6-12 04:00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6-11 04:00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6-10 04:00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6-09 04:00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6-08 04:00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6-07 04:00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6-06 04:00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6-05 04:00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6-04 04:00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6-03 04:00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6-02 04:00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6-01 04:00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5-31 04:00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5-30 04:00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5-29 04:00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5-28 04:00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5-27 04:00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5-26 04:00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5-25 04:00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5-24 04:00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5-23 04:00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5-22 04:00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5-21 04:00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5-20 04:00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5-19 04:00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5-18 04:00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5-17 04:00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5-16 04:00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5-15 04:00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5-14 04:00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5-13 04:00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5-12 04:00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5-11 04:00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5-10 04:00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5-09 04:00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5-08 04:00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5-07 04:00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5-06 04:00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5-05 04:00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5-04 04:00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5-03 04:00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5-02 04:00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5-01 04:00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4-30 04:00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4-29 04:00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4-28 04:00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4-27 04:00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4-26 04:00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4-25 04:00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4-24 04:00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4-23 04:00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4-22 04:00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4-21 04:00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4-20 04:00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4-19 04:00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4-18 04:00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4-17 04:00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4-16 04:00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4-15 04:00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4-14 04:00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4-13 04:00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4-12 04:00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4-11 04:00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4-10 04:00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4-09 04:00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4-08 04:00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4-07 04:00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4-06 04:00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4-05 04:00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4-04 04:00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4-03 04:00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4-02 04:00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4-01 04:00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3-31 04:00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3-30 04:00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3-29 04:00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3-28 04:00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3-27 04:00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3-26 04:00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3-25 04:00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3-24 04:00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3-23 04:00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3-22 04:00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3-21 04:00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3-20 04:00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3-19 04:00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3-18 04:00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3-17 04:00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3-16 04:00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3-15 04:00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3-14 04:00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3-13 04:00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3-12 04:00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3-11 04:00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3-10 04:00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3-09 04:00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3-08 04:00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3-07 04:00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3-06 04:00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3-05 04:00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3-04 04:00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3-03 04:00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3-02 04:00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3-01 04:00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2-28 04:00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2-27 04:00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2-26 04:00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2-25 04:00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2-24 04:00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2-23 04:00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2-22 04:00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2-21 04:00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2-20 04:00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2-19 04:00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2-18 04:00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2-17 04:00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2-16 04:00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2-15 04:00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2-14 04:00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2-13 04:00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2-12 04:00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2-11 04:00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2-10 04:00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2-09 04:00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2-08 04:00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2-07 04:00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2-06 04:00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2-05 04:00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2-04 04:00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2-03 04:00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2-02 04:00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2-01 04:00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1-31 04:00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1-30 04:00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1-29 04:00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1-28 04:00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1-27 04:00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1-26 04:00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1-25 04:00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1-24 04:00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1-23 04:00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1-22 04:00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1-21 04:00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1-20 04:00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1-19 04:00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1-18 04:00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1-17 04:00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1-16 04:00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1-15 04:0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1-14 04:0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1-13 04:0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1-12 04:0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1-11 04:0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1-10 04:0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1-09 04:0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1-08 04:0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1-07 04:0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1-06 04:00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1-05 04:00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1-04 04:00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1-03 04:00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1-02 04:00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0-01-01 04:00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09-12-31 04:00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09-12-30 04:00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09-12-29 04:00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09-12-28 04:00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09-12-27 04:00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09-12-26 04:00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09-12-25 04:00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09-12-24 04:00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09-12-23 04:00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09-12-22 04:00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09-12-21 04:00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09-12-20 04:00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09-12-19 04:00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09-12-18 04:00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09-12-17 04:00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09-12-16 04:00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09-12-15 04:00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09-12-14 04:00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09-12-13 04:00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09-12-12 04:00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09-12-11 04:00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09-12-10 04:00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09-12-09 04:00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09-12-08 04:00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09-12-07 04:00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09-12-06 04:00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09-12-05 04:00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09-12-04 04:00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09-12-03 04:00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09-12-02 04:00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09-12-01 04:00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09-11-30 04:00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09-11-29 04:00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09-11-28 04:00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09-11-27 04:00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09-11-26 04:00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09-11-25 04:00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09-11-24 04:00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09-11-23 04:00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09-11-22 04:00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09-11-21 04:00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09-11-20 04:00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09-11-19 04:00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09-11-18 04:00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09-11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09-11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09-11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09-11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46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521" meta:object-count="0"/>
    <meta:user-defined meta:name="AppVersion">3.0</meta:user-defined>
  </office:meta>
</office:document-meta>
</file>